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a8458" officeooo:paragraph-rsid="002331da"/>
    </style:style>
    <style:style style:name="P2" style:family="paragraph" style:parent-style-name="Standard">
      <style:text-properties fo:font-variant="normal" fo:text-transform="none" fo:color="#212529" style:font-name="Times New Roman" fo:font-size="10.5pt" fo:letter-spacing="normal" fo:font-style="normal" fo:font-weight="bold" officeooo:rsid="001a8458" officeooo:paragraph-rsid="002331da" style:font-weight-asian="bold" style:font-weight-complex="bold"/>
    </style:style>
    <style:style style:name="P3" style:family="paragraph" style:parent-style-name="Standard">
      <style:text-properties fo:font-variant="normal" fo:text-transform="none" fo:color="#212529" style:font-name="Times New Roman" fo:font-size="10.5pt" fo:letter-spacing="normal" fo:font-style="normal" fo:font-weight="bold" officeooo:rsid="001a8458" officeooo:paragraph-rsid="00237503"/>
    </style:style>
    <style:style style:name="P4" style:family="paragraph" style:parent-style-name="Standard">
      <style:text-properties fo:font-variant="normal" fo:text-transform="none" fo:color="#212529" style:font-name="Times New Roman" fo:font-size="10.5pt" fo:letter-spacing="normal" fo:font-style="normal" fo:font-weight="bold" officeooo:rsid="00237503" officeooo:paragraph-rsid="00237503"/>
    </style:style>
    <style:style style:name="P5" style:family="paragraph" style:parent-style-name="Standard">
      <style:text-properties fo:font-variant="normal" fo:text-transform="none" fo:color="#212529" style:font-name="Times New Roman" fo:font-size="10.5pt" fo:letter-spacing="normal" fo:font-style="normal" fo:font-weight="bold" officeooo:rsid="0024ee01" officeooo:paragraph-rsid="0024ee01"/>
    </style:style>
    <style:style style:name="P6" style:family="paragraph" style:parent-style-name="Standard">
      <style:text-properties fo:font-variant="normal" fo:text-transform="none" fo:color="#212529" style:font-name="Times New Roman" fo:font-size="10.5pt" fo:letter-spacing="normal" fo:font-style="normal" fo:font-weight="normal" officeooo:rsid="001a8458" officeooo:paragraph-rsid="002331da"/>
    </style:style>
    <style:style style:name="P7" style:family="paragraph" style:parent-style-name="Text_20_body">
      <style:text-properties fo:font-variant="normal" fo:text-transform="none" fo:color="#212529" style:font-name="Times New Roman" fo:font-size="10.5pt" fo:letter-spacing="normal" fo:font-style="normal" fo:font-weight="normal" officeooo:rsid="001a8458" officeooo:paragraph-rsid="002331da"/>
    </style:style>
    <style:style style:name="P8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2pt" fo:letter-spacing="normal" fo:font-style="normal" fo:font-weight="bold" officeooo:rsid="001dfb46" officeooo:paragraph-rsid="001dfb46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2pt" fo:letter-spacing="normal" fo:font-style="normal" fo:font-weight="bold" officeooo:rsid="00225f6c" officeooo:paragraph-rsid="00225f6c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paragraph-rsid="002331da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bold" officeooo:paragraph-rsid="002331da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style:font-name="Times New Roman" officeooo:rsid="00237503" officeooo:paragraph-rsid="00237503"/>
    </style:style>
    <style:style style:name="T1" style:family="text">
      <style:text-properties officeooo:rsid="002331da"/>
    </style:style>
    <style:style style:name="T2" style:family="text">
      <style:text-properties officeooo:rsid="0023750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12529" fo:font-size="10.5pt" fo:letter-spacing="normal" fo:font-style="normal" fo:font-weight="normal"/>
    </style:style>
    <style:style style:name="T5" style:family="text">
      <style:text-properties style:font-size-asian="10pt" style:font-size-complex="10pt"/>
    </style:style>
    <style:style style:name="T6" style:family="text">
      <style:text-properties fo:font-weight="normal" style:font-size-asian="10pt" style:font-size-complex="10pt"/>
    </style:style>
    <style:style style:name="T7" style:family="text">
      <style:text-properties fo:font-weight="normal" officeooo:rsid="001bb104" style:font-size-asian="10pt" style:font-size-complex="10pt"/>
    </style:style>
    <style:style style:name="T8" style:family="text">
      <style:text-properties fo:font-weight="normal" officeooo:rsid="001a8458" style:font-size-asian="10pt" style:font-size-complex="10pt"/>
    </style:style>
    <style:style style:name="T9" style:family="text">
      <style:text-properties fo:font-weight="normal" officeooo:rsid="001bb104" style:font-size-asian="10pt" style:font-weight-asian="bold" style:font-size-complex="10pt" style:font-weight-complex="bold"/>
    </style:style>
    <style:style style:name="T10" style:family="text">
      <style:text-properties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5540585" text:style-name="L1">
        <text:list-header>
          <text:p text:style-name="P8">Tarea <text:span text:style-name="T1">4</text:span></text:p>
          <text:p text:style-name="P9">Por Edwin René Guamán Quinche</text:p>
        </text:list-header>
      </text:list>
      <text:p text:style-name="P1">Tarea 4</text:p>
      <text:p text:style-name="P1"/>
      <text:p text:style-name="P7">1- Dado el siguiente programa</text:p>
      <text:p text:style-name="P10">#!/bin/bash<text:line-break/>a="treinta"<text:line-break/>echo "Son $a \$usd"</text:p>
      <text:p text:style-name="P11"><text:bookmark text:name="yui_3_17_2_1_1573590815940_43"/><text:span text:style-name="T2">1.</text:span>¿Qué respuesta dara?</text:p>
      <text:p text:style-name="P12"><text:span text:style-name="T4">Son treinta $usd</text:span></text:p>
      <text:p text:style-name="P12"><text:span text:style-name="T4"/></text:p>
      <text:p text:style-name="P2">2-¿Por qué?</text:p>
      <text:p text:style-name="P6"/>
      <text:p text:style-name="P6">Se imprime el valor de<text:span text:style-name="T2">l parámetro</text:span> “<text:span text:style-name="T2">$</text:span>a” pero la variable usd se imprimirá como $usd ya que el back slash indica que se imprima el valor tal como esta.</text:p>
      <text:p text:style-name="P6"/>
      <text:p text:style-name="P6"><text:span text:style-name="T3">3- Qué salida da</text:span><text:line-break/><text:bookmark-start text:name="__DdeLink__2_1675285401"/>echo "program{a,e,o}"<text:bookmark-end text:name="__DdeLink__2_1675285401"/></text:p>
      <text:p text:style-name="P6"/>
      <text:p text:style-name="P3"><text:span text:style-name="T10">4- ¿Por qué?</text:span></text:p>
      <text:p text:style-name="P3"><text:span text:style-name="T9"/></text:p>
      <text:p text:style-name="P4"><text:span text:style-name="T7">S</text:span><text:span text:style-name="T6">e está imprimiendo una cada, </text:span><text:span text:style-name="T8">"program{a,e,o}" </text:span><text:span text:style-name="T6">está en comillas</text:span></text:p>
      <text:p text:style-name="P5"><text:span text:style-name="T7">S</text:span><text:span text:style-name="T6">in las comillas se imprimiría: programa programe progra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2:05:15.488292967</meta:creation-date>
    <dc:date>2019-11-25T23:15:56.761828397</dc:date>
    <meta:editing-duration>PT40M1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3" meta:character-count="484" meta:non-whitespace-character-count="414"/>
  </office:meta>
</office:document-meta>
</file>